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officeooo:paragraph-rsid="0008ea63"/>
    </style:style>
    <style:style style:name="P3" style:family="paragraph" style:parent-style-name="Standard" style:list-style-name="L2">
      <style:text-properties officeooo:paragraph-rsid="000ac6b7"/>
    </style:style>
    <style:style style:name="P4" style:family="paragraph" style:parent-style-name="Standard">
      <style:text-properties officeooo:paragraph-rsid="0008ea63"/>
    </style:style>
    <style:style style:name="P5" style:family="paragraph" style:parent-style-name="Standard" style:list-style-name="L5">
      <style:text-properties officeooo:paragraph-rsid="0008ea63"/>
    </style:style>
    <style:style style:name="T1" style:family="text">
      <style:text-properties officeooo:rsid="000ac6b7"/>
    </style:style>
    <style:style style:name="T2" style:family="text">
      <style:text-properties officeooo:rsid="000e42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ttp://sol.gfxile.net/g3/</text:p>
      <text:list xml:id="list3961481067" text:style-name="L2">
        <text:list-item>
          <text:p text:style-name="P1"><text:s/><text:span text:style-name="T2">WELCOME</text:span></text:p>
        </text:list-item>
        <text:list-item>
          <text:p text:style-name="P1"><text:s/>SELECT 24*60*60</text:p>
        </text:list-item>
        <text:list-item>
          <text:p text:style-name="P2"><text:s/>SELECT x, y, z FROM stars</text:p>
        </text:list-item>
        <text:list-item>
          <text:p text:style-name="P2"><text:s/>SELECT starid, x, y, z FROM stars WHERE x &gt; 0 AND starid &lt; 100 ORDER BY y ASC</text:p>
        </text:list-item>
        <text:list-item>
          <text:p text:style-name="P2">SELECT SUM(y/x) FROM stars</text:p>
        </text:list-item>
        <text:list-item>
          <text:p text:style-name="P2">DELETE FROM hilight; <text:tab/><text:tab/><text:tab/><text:tab/><text:tab/><text:tab/><text:tab/><text:tab/> <text:s text:c="4"/>SELECT * FROM stars WHERE starid&gt;5000 and starid&lt;15000 AND class=7; <text:s text:c="8"/>INSERT INTO hilight VALUES(5007);</text:p>
          <text:p text:style-name="P2">INSERT INTO hilight VALUES(5048);</text:p>
          <text:p text:style-name="P2">INSERT INTO hilight VALUES(5050);</text:p>
          <text:p text:style-name="P2">INSERT INTO hilight VALUES(5068);</text:p>
          <text:p text:style-name="P2">INSERT INTO hilight VALUES(5075);</text:p>
        </text:list-item>
        <text:list-item>
          <text:p text:style-name="P2">INSERT INTO hilight</text:p>
          <text:p text:style-name="P2">SELECT starid FROM stars WHERE starid&gt;10000 and starid&lt;11000;</text:p>
        </text:list-item>
        <text:list-item>
          <text:p text:style-name="P2">BEGIN;</text:p>
          <text:p text:style-name="P2">DELETE FROM stars WHERE starid&lt;10000</text:p>
        </text:list-item>
        <text:list-item>
          <text:p text:style-name="P2">BEGIN;</text:p>
          <text:p text:style-name="P2">UPDATE stars SET x=z, z=x WHERE starid&gt;10000 AND starid&lt;15000</text:p>
        </text:list-item>
        <text:list-item>
          <text:p text:style-name="P2">BEGIN;</text:p>
          <text:p text:style-name="P2">INSERT INTO hilight SELECT DISTINCT stars.starid <text:s/>FROM stars, planets, moons </text:p>
          <text:p text:style-name="P2">WHERE stars.starid &gt; 20000 <text:s/>AND stars.starid=planets.starid </text:p>
          <text:p text:style-name="P2">AND planets.planetid = moons.planetid <text:s/>AND moons.orbitdistance &gt; 3000</text:p>
        </text:list-item>
        <text:list-item>
          <text:p text:style-name="P2">BEGIN;</text:p>
          <text:p text:style-name="P2">INSERT INTO hilight SELECT stars.starid FROM stars, planets, </text:p>
          <text:p text:style-name="P2">(SELECT MAX(orbitdistance) AS mo FROM planets) </text:p>
          <text:p text:style-name="P2">WHERE planets.orbitdistance = mo AND planets.starid = stars.starid;</text:p>
        </text:list-item>
        <text:list-item>
          <text:p text:style-name="P2">SELECT Stars.name AS starname, (Stars.class + 7) * Stars.intensity * 1000000 AS startemp, <text:s/>Planets.name AS planetname, ((Stars.class + 7) * Stars.intensity * 1000000) - (50 * Planets.orbitDistance) AS planettemp FROM Stars LEFT JOIN Planets</text:p>
          <text:p text:style-name="P2">ON Planets.starId = Stars.starId WHERE Stars.starId &gt; 500 AND Stars.starId &lt; 600</text:p>
        </text:list-item>
        <text:list-item>
          <text:p text:style-name="P2">CREATE VIEW numbers </text:p>
          <text:p text:style-name="P2">AS SELECT 3 AS three, intensity, x </text:p>
          <text:p text:style-name="P2">FROM stars ORDER BY x DESC;</text:p>
        </text:list-item>
        <text:list-item>
          <text:p text:style-name="P2">CREATE TABLE colors (color INTEGER PRIMARY KEY, description TEXT);</text:p>
          <text:p text:style-name="P2">INSERT INTO colors (color, description) VALUES (-3,'a');</text:p>
          <text:p text:style-name="P2">INSERT INTO colors (color, description) VALUES (-2,'b');</text:p>
          <text:p text:style-name="P2">INSERT INTO colors (color, description) VALUES (-1,'a');</text:p>
          <text:p text:style-name="P2">INSERT INTO colors (color, description) VALUES (0,'c');</text:p>
          <text:p text:style-name="P2">INSERT INTO colors (color, description) VALUES (1,'d');</text:p>
          <text:p text:style-name="P2">INSERT INTO colors (color, description) VALUES (2,'e');</text:p>
          <text:p text:style-name="P2">INSERT INTO colors (color, description) VALUES (3,'f');</text:p>
          <text:p text:style-name="P2">INSERT INTO colors (color, description) VALUES (4,'g');</text:p>
          <text:p text:style-name="P2">INSERT INTO colors (color, description) VALUES (5,'h');</text:p>
          <text:p text:style-name="P2">INSERT INTO colors (color, description) VALUES (6,'i');</text:p>
          <text:p text:style-name="P2">INSERT INTO colors (color, description) VALUES (7,'j');</text:p>
          <text:p text:style-name="P2">INSERT INTO colors (color, description) VALUES (8,'k');</text:p>
          <text:p text:style-name="P2">INSERT INTO colors (color, description) VALUES (9,'l');</text:p>
          <text:p text:style-name="P2">INSERT INTO colors (color, description) VALUES (10,'m');</text:p>
        </text:list-item>
        <text:list-item>
          <text:p text:style-name="P2">CREATE TABLE quotes (id INTEGER PRIMARY KEY, quote TEXT NOT NULL);</text:p>
          <text:p text:style-name="P2">INSERT INTO quotes (id, quote) </text:p>
          <text:p text:style-name="P2"><text:soft-page-break/>VALUES (1, "A human being, what is a human being? Everything and nothing. Through the power of thought it can mirror everything it experiences. Through memory and knowledge it becomes a microcosm, carrying the world within itself. A mirror of things, a mirror of facts. Each human being becomes a little universe within the universe!");</text:p>
          <text:p text:style-name="P2">INSERT INTO quotes (id, quote) </text:p>
          <text:p text:style-name="P2">VALUES (2, "A great thought begins by seeing something differently, with a shift of the mind's eye");</text:p>
        </text:list-item>
        <text:list-item>
          <text:p text:style-name="P2">CREATE TABLE alter_test (id INTEGER PRIMARY KEY, data TEXT NOT NULL); \</text:p>
          <text:p text:style-name="P2">INSERT INTO alter_test (data) VALUES ('Foo'); </text:p>
          <text:p text:style-name="P2">INSERT INTO alter_test (data) VALUES ('Bar'); </text:p>
          <text:p text:style-name="P2">INSERT INTO alter_test (data) VALUES ('Baz');</text:p>
          <text:p text:style-name="P2">ALTER TABLE alter_test RENAME TO my_table;</text:p>
          <text:p text:style-name="P2">ALTER TABLE my_table ADD COLUMN moredata TEXT;</text:p>
          <text:p text:style-name="P3">SELECT * FROM my_table </text:p>
          <text:p text:style-name="P3">UPDATE my_table SET moredata="I have been updated with just one query!" WHERE id&gt;0 and id&lt;4;</text:p>
          <text:p text:style-name="P2">SELECT * FROM my_table;</text:p>
        </text:list-item>
        <text:list-item>
          <text:p text:style-name="P2">SELECT stars.starid AS starid, </text:p>
          <text:p text:style-name="P2">COUNT(planets.planetid) + COUNT(moons.planetid) AS orbitals </text:p>
          <text:p text:style-name="P2">FROM planets, stars, moons WHERE stars.starid=planets.starid </text:p>
          <text:p text:style-name="P2">AND planets.planetid=moons.planetid GROUP BY stars.starid;</text:p>
          <text:p text:style-name="P3"><text:span text:style-name="T1">17B</text:span></text:p>
          <text:p text:style-name="P3">SELECT stars.starid, stars.name, COUNT(planets.starid+moons.planetid) as orbitals</text:p>
          <text:p text:style-name="P2">FROM stars INNER JOIN planets ON stars.starid = planets.starid</text:p>
          <text:p text:style-name="P2">INNER JOIN moons ON planets.planetid=moons.planetid</text:p>
          <text:p text:style-name="P2">GROUP BY stars.starid ORDER BY orbitals DESC;</text:p>
        </text:list-item>
        <text:list-item>
          <text:p text:style-name="P2">SELECT starid FROM planets INTERSECT SELECT 3*starid FROM planets</text:p>
          <text:p text:style-name="P2">INTERSECT SELECT starid FROM planets EXCEPT SELECT 2 *starid FROM planets</text:p>
        </text:list-item>
      </text:list>
      <text:p text:style-name="P4"/>
      <text:list xml:id="list3350902484" text:style-name="L5">
        <text:list-item>
          <text:p text:style-name="P5">SELECT ..</text:p>
        </text:list-item>
        <text:list-item>
          <text:p text:style-name="P5">SELECT .. FROM ..</text:p>
        </text:list-item>
        <text:list-item>
          <text:p text:style-name="P5">SELECT .. FROM .. WHERE .. ORDER BY .. DESC</text:p>
        </text:list-item>
        <text:list-item>
          <text:p text:style-name="P5">MAX(), MIN(), COUNT(), AVG(), SUM(), NULL</text:p>
        </text:list-item>
        <text:list-item>
          <text:p text:style-name="P5">INSERT INTO .. VALUES ..</text:p>
        </text:list-item>
        <text:list-item>
          <text:p text:style-name="P5">INSERT INTO .. SELECT ..</text:p>
        </text:list-item>
        <text:list-item>
          <text:p text:style-name="P5">Transactions, DELETE FROM .. WHERE ..</text:p>
        </text:list-item>
        <text:list-item>
          <text:p text:style-name="P5">UPDATE .. SET .. WHERE ..</text:p>
        </text:list-item>
        <text:list-item>
          <text:p text:style-name="P5">SELECT FROM table1, table2.., DISTINCT</text:p>
        </text:list-item>
        <text:list-item>
          <text:p text:style-name="P5">SELECT .. FROM (SELECT .. FROM ..)</text:p>
        </text:list-item>
        <text:list-item>
          <text:p text:style-name="P5">SELECT FROM .. JOIN ..</text:p>
        </text:list-item>
        <text:list-item>
          <text:p text:style-name="P5">CREATE VIEW, DROP VIEW</text:p>
        </text:list-item>
        <text:list-item>
          <text:p text:style-name="P5">CREATE TABLE, DROP TABLE</text:p>
        </text:list-item>
        <text:list-item>
          <text:p text:style-name="P5">Constraints</text:p>
        </text:list-item>
        <text:list-item>
          <text:p text:style-name="P5">ALTER TABLE</text:p>
        </text:list-item>
        <text:list-item>
          <text:p text:style-name="P5">SELECT .. GROUP BY .. HAVING ..</text:p>
        </text:list-item>
        <text:list-item>
          <text:p text:style-name="P5">UNION, UNION ALL, INTERSECT, EXCEPT</text:p>
        </text:list-item>
        <text:list-item>
          <text:p text:style-name="P5">Trigg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3:42:46.203000000</meta:creation-date>
    <dc:date>2018-07-29T14:32:30.239000000</dc:date>
    <meta:editing-duration>PT28M1S</meta:editing-duration>
    <meta:editing-cycles>4</meta:editing-cycles>
    <meta:generator>LibreOffice/6.0.5.2$Windows_X86_64 LibreOffice_project/54c8cbb85f300ac59db32fe8a675ff7683cd5a16</meta:generator>
    <meta:print-date>2018-07-29T14:29:11.263000000</meta:print-date>
    <meta:document-statistic meta:table-count="0" meta:image-count="0" meta:object-count="0" meta:page-count="2" meta:paragraph-count="88" meta:word-count="658" meta:character-count="4413" meta:non-whitespace-character-count="3836"/>
  </office:meta>
</office:document-meta>
</file>